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QQUENTA CHURATA, MIG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9848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LTO SIHUAS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494571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QQUENTA CHURATA, MIGU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19848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3300</text:p>
          </table:table-cell>
          <table:table-cell table:style-name="Tableau1.D2" office:value-type="string">
            <text:p text:style-name="P10">72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72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28741998</text:p>
          </table:table-cell>
          <table:table-cell table:style-name="Tabla2.D3" office:value-type="string">
            <text:p text:style-name="P17">72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3:49:0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